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0585591443D65AFB7AE.png" manifest:media-type="image/png"/>
  <manifest:file-entry manifest:full-path="Pictures/100002010000020000000200D64392E40B4238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4cm" svg:height="18.923cm" svg:x="1.65cm" svg:y="2.397cm">
          <draw:image xlink:href="Pictures/100002010000020000000200D64392E40B4238A9.png" xlink:type="simple" xlink:show="embed" xlink:actuate="onLoad">
            <text:p/>
          </draw:image>
        </draw:frame>
        <draw:frame draw:style-name="gr1" draw:text-style-name="P1" draw:layer="layout" svg:width="18.014cm" svg:height="4.572cm" svg:x="1.915cm" svg:y="19.161cm">
          <draw:image xlink:href="Pictures/1000020100000177000000585591443D65AFB7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1T15:49:01.066975088</dc:date>
    <meta:editing-duration>PT8M12S</meta:editing-duration>
    <meta:editing-cycles>2</meta:editing-cycles>
    <meta:generator>LibreOffice/5.1.6.2$Linux_X86_64 LibreOffice_project/10m0$Build-2</meta:generator>
    <meta:document-statistic meta:object-count="2"/>
  </office:meta>
</office:document-meta>
</file>